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freshableTargetSource.requires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TargetSource.refreshCheckDelayElaps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efreshableTarget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freshableTargetSource.getTarg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freshableTargetSource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TargetSource.setRefreshCheckDelay( long refreshCheck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TargetSource.getTarge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freshableTargetSource.getRefresh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RefreshableTargetSource.getLastRefresh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TargetSource.releaseTarge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